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4"/>"email": "joyalbaby2011@gmail.com", <text:s text:c="4"/>"otp”:12345 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{</text:p>
            <text:p>  "skip_count": 0 </text:p>
            <text:p>}</text:p>
            <text:p/>
            <text:p>Initially its 0 so first 10 records received </text:p>
            <text:p>next time its 10 so it skips first 10 and bring next 10 records 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5:33:43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7-18T15:39:32.429000000</dc:date>
    <meta:editing-duration>PT7H10M23S</meta:editing-duration>
    <meta:editing-cycles>28</meta:editing-cycles>
    <meta:generator>LibreOffice/6.4.3.2$Windows_X86_64 LibreOffice_project/747b5d0ebf89f41c860ec2a39efd7cb15b54f2d8</meta:generator>
    <meta:document-statistic meta:table-count="1" meta:cell-count="175" meta:object-count="0"/>
  </office:meta>
</office:document-meta>
</file>